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P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ff0000"/>
    </style:style>
    <style:style style:name="P4" style:family="paragraph" style:parent-style-name="Standard">
      <style:paragraph-properties fo:margin-left="1.251cm" fo:margin-right="0cm" fo:text-align="center" style:justify-single-word="false" fo:text-indent="0cm" style:auto-text-indent="false"/>
    </style:style>
    <style:style style:name="P5" style:family="paragraph" style:parent-style-name="Standard">
      <style:paragraph-properties fo:margin-left="2.501cm" fo:margin-right="0cm" fo:text-align="justify" style:justify-single-word="false" fo:text-indent="0cm" style:auto-text-indent="false"/>
    </style:style>
    <style:style style:name="P6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10pt" style:font-size-asian="10pt" style:font-size-complex="10pt"/>
    </style:style>
    <style:style style:name="P7" style:family="paragraph" style:parent-style-name="Standard">
      <style:paragraph-properties fo:margin-left="5.002cm" fo:margin-right="0cm" fo:text-align="justify" style:justify-single-word="false" fo:text-indent="0cm" style:auto-text-indent="false"/>
      <style:text-properties fo:font-size="10pt" style:font-size-asian="10pt" style:font-size-complex="10pt"/>
    </style:style>
    <style:style style:name="P8" style:family="paragraph" style:parent-style-name="Standard" style:list-style-name="L1">
      <style:paragraph-properties fo:margin-left="2.501cm" fo:margin-right="0cm" fo:text-align="justify" style:justify-single-word="false" fo:text-indent="0cm" style:auto-text-indent="false"/>
    </style:style>
    <style:style style:name="P9" style:family="paragraph" style:parent-style-name="Standard" style:list-style-name="L1">
      <style:paragraph-properties fo:margin-left="2.501cm" fo:margin-right="0cm" fo:text-align="justify" style:justify-single-word="false" fo:text-indent="0cm" style:auto-text-indent="false"/>
    </style:style>
    <style:style style:name="P10" style:family="paragraph" style:parent-style-name="Standard" style:list-style-name="L1">
      <style:paragraph-properties fo:margin-left="2.501cm" fo:margin-right="0cm" fo:text-align="justify" style:justify-single-word="false" fo:text-indent="0cm" style:auto-text-indent="false"/>
    </style:style>
    <style:style style:name="P11" style:family="paragraph" style:parent-style-name="Standard" style:list-style-name="L1">
      <style:paragraph-properties fo:margin-left="2.501cm" fo:margin-right="0cm" fo:text-align="justify" style:justify-single-word="false" fo:text-indent="0cm" style:auto-text-indent="false"/>
    </style:style>
    <style:style style:name="P12" style:family="paragraph" style:parent-style-name="Standard" style:list-style-name="L1">
      <style:paragraph-properties fo:margin-left="2.501cm" fo:margin-right="0cm" fo:text-align="justify" style:justify-single-word="false" fo:text-indent="0cm" style:auto-text-indent="false"/>
    </style:style>
    <style:style style:name="P13" style:family="paragraph" style:parent-style-name="Standard" style:list-style-name="L1">
      <style:paragraph-properties fo:margin-left="2.501cm" fo:margin-right="0cm" fo:text-align="justify" style:justify-single-word="false" fo:text-indent="0cm" style:auto-text-indent="false"/>
    </style:style>
    <style:style style:name="P14" style:family="paragraph" style:parent-style-name="Standard" style:list-style-name="L2">
      <style:paragraph-properties fo:margin-left="2.501cm" fo:margin-right="0cm" fo:text-align="justify" style:justify-single-word="false" fo:text-indent="0cm" style:auto-text-indent="false"/>
    </style:style>
    <style:style style:name="P15" style:family="paragraph" style:parent-style-name="Standard" style:list-style-name="L2">
      <style:paragraph-properties fo:margin-left="2.501cm" fo:margin-right="0cm" fo:text-align="justify" style:justify-single-word="false" fo:text-indent="0cm" style:auto-text-indent="false"/>
    </style:style>
    <style:style style:name="P16" style:family="paragraph" style:parent-style-name="Standard" style:list-style-name="L2">
      <style:paragraph-properties fo:margin-left="2.501cm" fo:margin-right="0cm" fo:text-align="justify" style:justify-single-word="false" fo:text-indent="0cm" style:auto-text-indent="false"/>
    </style:style>
    <style:style style:name="P17" style:family="paragraph" style:parent-style-name="Standard" style:list-style-name="L1">
      <style:paragraph-properties fo:margin-left="2.501cm" fo:margin-right="0cm" fo:text-align="justify" style:justify-single-word="false" fo:text-indent="0cm" style:auto-text-indent="false"/>
      <style:text-properties fo:font-size="10pt" style:font-size-asian="10pt" style:font-size-complex="10pt"/>
    </style:style>
    <style:style style:name="P18" style:family="paragraph" style:parent-style-name="Standard" style:list-style-name="L1">
      <style:paragraph-properties fo:margin-left="2.501cm" fo:margin-right="0cm" fo:text-align="justify" style:justify-single-word="false" fo:text-indent="0cm" style:auto-text-indent="false"/>
      <style:text-properties fo:font-size="10pt" style:font-size-asian="10pt" style:font-size-complex="10pt"/>
    </style:style>
    <style:style style:name="P19" style:family="paragraph" style:parent-style-name="Standard" style:list-style-name="L1">
      <style:paragraph-properties fo:margin-left="2.501cm" fo:margin-right="0cm" fo:text-align="justify" style:justify-single-word="false" fo:text-indent="0cm" style:auto-text-indent="false"/>
      <style:text-properties fo:font-size="10pt" style:font-size-asian="10pt" style:font-size-complex="10pt"/>
    </style:style>
    <style:style style:name="P20" style:family="paragraph" style:parent-style-name="Standard" style:list-style-name="L1">
      <style:paragraph-properties fo:margin-left="1.251cm" fo:margin-right="0cm" fo:text-align="justify" style:justify-single-word="false" fo:text-indent="0cm" style:auto-text-indent="false"/>
    </style:style>
    <style:style style:name="P2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854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124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394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66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934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7.20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474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744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1.014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284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Falsos requisitos</text:p>
      <text:p text:style-name="P1"/>
      <text:p text:style-name="P2"><text:tab/>Falsos requisitos ocorrem quando uma especificação contém elementos que não são necessários ou desejáveis. Gilb (2003a) explana essas situações da forma seguinte: </text:p>
      <text:p text:style-name="P5"/>
      <text:list text:style-name="L1">
        <text:list-item>
          <text:p text:style-name="P8">os requisitos não são colocados numa qualificação nem são quantificados: <text:s/>é <text:s text:c="2"/>comum encontrar requisitos como custos reduzidos, promover a gestão de <text:s/>controlo, elevada usabilidade e aumentar a satisfação do cliente, onde:</text:p>
          <text:p text:style-name="P8"/>
          <text:list>
            <text:list-item>
              <text:p text:style-name="P8"><text:s/>não existe uma clara definição dos objectivos que se pretendem;</text:p>
            </text:list-item>
            <text:list-item>
              <text:p text:style-name="P8"><text:s/>não existe recurso a um conjunto de termos de base que reduzam ambiguidades;</text:p>
            </text:list-item>
            <text:list-item>
              <text:p text:style-name="P8"><text:s/>não existe quantificação do nível de qualidade corrente nem do nível exigido de futuro.</text:p>
            </text:list-item>
          </text:list>
        </text:list-item>
        <text:list-item>
          <text:p text:style-name="P8"><text:s text:c="2"/>usar descrições de implementação como é necessário uma base de dados <text:s text:c="2"/>orientada a objecto ou é preciso um interface Windows, em vez de requisitos verdadeiros (não são especificados com clareza as razões que justificam a escolha das soluções apresentadas).</text:p>
          <text:p text:style-name="P20"/>
        </text:list-item>
      </text:list>
      <text:p text:style-name="P2">O uso de descrições de implementação na definição dos requisitos pode causar os seguintes efeitos negativos [Gilb, 2003a]:</text:p>
      <text:list text:style-name="L2">
        <text:list-item>
          <text:p text:style-name="P14">o requisito verdadeiro não é estabelecido / conhecido;</text:p>
        </text:list-item>
        <text:list-item>
          <text:p text:style-name="P14"><text:s/>melhores alternativas de implementação não são procuradas;</text:p>
        </text:list-item>
        <text:list-item>
          <text:p text:style-name="P14">o desenho de sistema não pode ser otimizado de forma a satisfazer o maior</text:p>
        </text:list-item>
      </text:list>
      <text:p text:style-name="P5"><text:s text:c="8"/>numero de requisitos.</text:p>
      <text:p text:style-name="P2"/>
      <text:p text:style-name="P2">Os requisitos verdadeiros são melhor estabelecidos em termos de objetivos finais, em vez de como chegar a esses objetivos. Se se lidar com os requisitos a um nível de abstração mais elevado, consegue-se uma maior diversidade de soluções de implementação.</text:p>
      <text:p text:style-name="P2"/>
      <text:p text:style-name="P2"/>
      <text:p text:style-name="P2"/>
      <text:p text:style-name="P4">Comentário 1: </text:p>
      <text:p text:style-name="P2"/>
      <text:p text:style-name="P2"><text:tab/>Faremos aqui comparações entre alguns aspectos dos grafos RNF de Chung (2000) com as informações expostas acima, retiradas de Ramires (2004). A primeira afirmação a ser analisada é : </text:p>
      <text:p text:style-name="P2"/>
      <text:p text:style-name="P7">os requisitos não são colocados numa qualificação nem são quantificados: <text:s/>é <text:s text:c="2"/>comum encontrar requisitos como custos reduzidos, promover a gestão de <text:s/>controlo, elevada usabilidade e aumentar a satisfação do cliente, onde:</text:p>
      <text:p text:style-name="P7"><text:tab/></text:p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17">não existe uma clara definição dos objectivos que se pretendem;</text:p>
                </text:list-item>
                <text:list-item>
                  <text:p text:style-name="P17">não existe recurso a um conjunto de termos de base que reduzam ambiguidades;</text:p>
                </text:list-item>
                <text:list-item>
                  <text:p text:style-name="P17">não existe quantificação do nível de qualidade corrente nem do nível exigido de futuro.</text:p>
                </text:list-item>
              </text:list>
            </text:list-item>
          </text:list>
        </text:list-item>
      </text:list>
      <text:p text:style-name="P6"/>
      <text:p text:style-name="P6"/>
      <text:p text:style-name="P7"><text:s/></text:p>
      <text:p text:style-name="P2"><text:soft-page-break/><text:tab/>Notamos no grafo de RNF de chung os RNF são expressos vagamente à medida em que se sobe o grafo no sentido filho-pai e que, nesse sentido, os requisitos se tornam vagos. Já no sentido oposto, “pai-filho”</text:p>
      <text:p text:style-name="P2"/>
      <text:p text:style-name="P2"/>
      <text:p text:style-name="P2"/>
      <text:p text:style-name="P3"/>
      <text:p text:style-name="P3"/>
      <text:p text:style-name="P3"><text:tab/> <text:s/>•<text:tab/>O software deve garantir que o tempo</text:p>
      <text:p text:style-name="P3">de retorno das consultas não seja maior</text:p>
      <text:p text:style-name="P3">do que 5 segun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0-09-23T20:33:05</meta:creation-date>
    <dc:date>2010-09-27T11:12:31</dc:date>
    <meta:editing-cycles>13</meta:editing-cycles>
    <meta:editing-duration>PT1H30M3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5" meta:word-count="376" meta:character-count="2429"/>
  </office:meta>
</office:document-meta>
</file>